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 Mono" svg:font-family="'0xProto Nerd Font Mono'" style:font-pitch="fixed"/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3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4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1.25cm" fo:min-width="3cm" loext:decorative="false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style:font-name="0xProto Nerd Font Mono"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/>
      <style:text-properties style:font-name="0xProto Nerd Font Mono"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0xProto Nerd Font Mono" fo:font-size="10pt" style:font-size-asian="10pt" style:font-size-complex="10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font-name="0xProto Nerd Font Mono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0xProto Nerd Font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0.962cm" svg:x="5cm" svg:y="5.75cm">
          <draw:text-box>
            <text:p/>
          </draw:text-box>
        </draw:frame>
        <draw:custom-shape draw:style-name="gr2" draw:text-style-name="P3" draw:layer="layout" svg:width="3.5cm" svg:height="1.5cm" svg:x="3.75cm" svg:y="2cm">
          <text:p text:style-name="P2"><text:span text:style-name="T1">0. Outside the Fac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3.75cm" svg:y="4cm">
          <text:p text:style-name="P2"><text:span text:style-name="T1">1. Security Check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1.5cm" svg:x="3.25cm" svg:y="6cm">
          <text:p text:style-name="P2"><text:span text:style-name="T1">2. Decontamination Corri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3.75cm" svg:y="8cm">
          <text:p text:style-name="P2"><text:span text:style-name="T1">3. Lobb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2cm" svg:y="10cm">
          <text:p text:style-name="P2"><text:span text:style-name="T1">4. Genetics Analysis La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1.25cm" svg:y="12cm">
          <text:p text:style-name="P2"><text:span text:style-name="T1">5. Gestation Po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2.5cm" svg:y="14cm">
          <text:p text:style-name="P2"><text:span text:style-name="T1">6. Break 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1.5cm" svg:y="16cm">
          <text:p text:style-name="P2"><text:span text:style-name="T1">7. Cybernetic 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cm" svg:height="1.5cm" svg:x="6cm" svg:y="10cm">
          <text:p text:style-name="P2"><text:span text:style-name="T1">9. Databank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5cm" svg:x="6cm" svg:y="16cm">
          <text:p text:style-name="P4"><text:span text:style-name="T1">8. Simulated Enviroment Testing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5cm" svg:y1="3.5cm" svg:x2="5.5cm" svg:y2="4cm">
          <text:p/>
        </draw:line>
        <draw:line draw:style-name="gr5" draw:text-style-name="P6" draw:layer="layout" svg:x1="5.5cm" svg:y1="5.5cm" svg:x2="5.5cm" svg:y2="6cm">
          <text:p/>
        </draw:line>
        <draw:line draw:style-name="gr5" draw:text-style-name="P6" draw:layer="layout" svg:x1="5.5cm" svg:y1="7.5cm" svg:x2="5.5cm" svg:y2="8cm">
          <text:p/>
        </draw:line>
        <draw:line draw:style-name="gr5" draw:text-style-name="P6" draw:layer="layout" svg:x1="4.25cm" svg:y1="9.5cm" svg:x2="4.25cm" svg:y2="10cm">
          <text:p/>
        </draw:line>
        <draw:line draw:style-name="gr5" draw:text-style-name="P6" draw:layer="layout" svg:x1="6.75cm" svg:y1="9.5cm" svg:x2="6.75cm" svg:y2="10cm">
          <text:p/>
        </draw:line>
        <draw:line draw:style-name="gr5" draw:text-style-name="P6" draw:layer="layout" svg:x1="7.75cm" svg:y1="11.5cm" svg:x2="7.75cm" svg:y2="16cm">
          <text:p/>
        </draw:line>
        <draw:line draw:style-name="gr5" draw:text-style-name="P6" draw:layer="layout" svg:x1="3cm" svg:y1="11.5cm" svg:x2="3cm" svg:y2="12cm">
          <text:p/>
        </draw:line>
        <draw:line draw:style-name="gr5" draw:text-style-name="P6" draw:layer="layout" svg:x1="5cm" svg:y1="11.5cm" svg:x2="5cm" svg:y2="14cm">
          <text:p/>
        </draw:line>
        <draw:line draw:style-name="gr5" draw:text-style-name="P6" draw:layer="layout" svg:x1="2cm" svg:y1="13.5cm" svg:x2="2cm" svg:y2="16cm">
          <text:p/>
        </draw:line>
        <draw:line draw:style-name="gr5" draw:text-style-name="P6" draw:layer="layout" svg:x1="4.25cm" svg:y1="15.5cm" svg:x2="4.25cm" svg:y2="16cm">
          <text:p/>
        </draw:line>
        <draw:line draw:style-name="gr5" draw:text-style-name="P6" draw:layer="layout" svg:x1="5cm" svg:y1="16.75cm" svg:x2="6cm" svg:y2="16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 Mono" svg:font-family="'0xProto Nerd Font Mono'" style:font-pitch="fixed"/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5T21:11:01.088073288</meta:creation-date>
    <dc:date>2025-06-05T21:33:13.936364844</dc:date>
    <meta:editing-duration>PT2S</meta:editing-duration>
    <meta:editing-cycles>1</meta:editing-cycles>
    <meta:generator>LibreOffice/25.2.3.2$Linux_X86_64 LibreOffice_project/520$Build-2</meta:generator>
    <meta:document-statistic meta:object-count="22"/>
  </office:meta>
</office:document-meta>
</file>